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olitize</text:p>
          </table:table-cell>
          <table:table-cell office:value-type="string" calcext:value-type="string">
            <text:p><text:a xlink:href="https://www.politize.com.br/mst-voce-entende-o-que-e-esse-movimento/" xlink:type="simple">https://www.politize.com.br/mst-voce-entende-o-que-e-esse-movimento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ol</text:p>
          </table:table-cell>
          <table:table-cell office:value-type="string" calcext:value-type="string">
            <text:p><text:a xlink:href="https://educacao.uol.com.br/disciplinas/historia-brasil/impeachment-collor-foi-primeiro-alvo-de-impeachment-na-america-latina.htm" xlink:type="simple">https://educacao.uol.com.br/disciplinas/historia-brasil/impeachment-collor-foi-primeiro-alvo-de-impeachment-na-america-latina.htm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damateria</text:p>
          </table:table-cell>
          <table:table-cell office:value-type="string" calcext:value-type="string">
            <text:p><text:a xlink:href="https://www.todamateria.com.br/plano-collor/" xlink:type="simple">https://www.todamateria.com.br/plano-collor/</text:a>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wikipedia</text:p>
          </table:table-cell>
          <table:table-cell office:value-type="string" calcext:value-type="string">
            <text:p><text:a xlink:href="https://pt.wikipedia.org/wiki/Impeachment_de_Fernando_Collor" xlink:type="simple">https://pt.wikipedia.org/wiki/Impeachment_de_Fernando_Collor</text:a></text:p>
          </table:table-cell>
          <table:table-cell table:number-columns-repeated="4"/>
          <table:table-cell office:value-type="string" calcext:value-type="string">
            <text:p>só os anos</text:p>
          </table:table-cell>
        </table:table-row>
        <table:table-row table:style-name="ro1">
          <table:table-cell office:value-type="string" calcext:value-type="string">
            <text:p>camara</text:p>
          </table:table-cell>
          <table:table-cell office:value-type="string" calcext:value-type="string">
            <text:p><text:a xlink:href="https://www2.camara.leg.br/atividade-legislativa/plenario/discursos/escrevendohistoria/destaque-de-materias/20-anos-do-impeachment" xlink:type="simple">https://www2.camara.leg.br/atividade-legislativa/plenario/discursos/escrevendohistoria/destaque-de-materias/20-anos-do-impeachment</text:a>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lobo</text:p>
          </table:table-cell>
          <table:table-cell office:value-type="string" calcext:value-type="string">
            <text:p><text:a xlink:href="https://oglobo.globo.com/economia/noticia/2024/06/30/1994-foi-o-ano-do-real-e-do-tetra-da-morte-de-senna-da-novela-a-viagem-relembre.ghtml" xlink:type="simple">https://oglobo.globo.com/economia/noticia/2024/06/30/1994-foi-o-ano-do-real-e-do-tetra-da-morte-de-senna-da-novela-a-viagem-relembre.ghtml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f-1</text:p>
          </table:table-cell>
          <table:table-cell office:value-type="string" calcext:value-type="string">
            <text:p><text:a xlink:href="http://www.anpuhpb.org/anais_xiii_eeph/textos/ST%2004%20-%20Helena%20Amanda%20Lisboa%20da%20Silva%20TC.PDF" xlink:type="simple">http://www.anpuhpb.org/anais_xiii_eeph/textos/ST%2004%20-%20Helena%20Amanda%20Lisboa%20da%20Silva%20TC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ra</text:p>
          </table:table-cell>
          <table:table-cell office:value-type="string" calcext:value-type="string">
            <text:p><text:a xlink:href="https://www.terra.com.br/diversao/musica/as-10-melhores-bandas-de-rock-nacional-dos-anos-90,09d9d7f043cd3c9bc43dcf8057853597skojj30x.html" xlink:type="simple">https://www.terra.com.br/diversao/musica/as-10-melhores-bandas-de-rock-nacional-dos-anos-90,09d9d7f043cd3c9bc43dcf8057853597skojj30x.html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torio</text:p>
          </table:table-cell>
          <table:table-cell office:value-type="string" calcext:value-type="string">
            <text:p><text:a xlink:href="https://observatorio3setor.org.br/musica-lancada-ha-27-anos-mostra-o-descaso-do-brasil-de-hoje/#:~:text=Em%20um%20trecho%2C%20eles%20relatam,termina%20com%20vela%20e%20caixão" xlink:type="simple">https://observatorio3setor.org.br/musica-lancada-ha-27-anos-mostra-o-descaso-do-brasil-de-hoje/#:~:text=Em%20um%20trecho%2C%20eles%20relatam,termina%20com%20vela%20e%20caixão</text:a>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itize</text:p>
          </table:table-cell>
          <table:table-cell office:value-type="string" calcext:value-type="string">
            <text:p><text:a xlink:href="https://www.politize.com.br/estetica-politica-dos-racionais/#:~:text=Os%20Racionais%20foram%20pioneiros%20em,negra%20dentro%20das%20periferias%20urbanas" xlink:type="simple">https://www.politize.com.br/estetica-politica-dos-racionais/#:~:text=Os%20Racionais%20foram%20pioneiros%20em,negra%20dentro%20das%20periferias%20urbanas</text:a>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a de serie</text:p>
          </table:table-cell>
          <table:table-cell office:value-type="string" calcext:value-type="string">
            <text:p><text:a xlink:href="https://forasdeserie.com/a-historia-da-mtv-brasil/" xlink:type="simple">https://forasdeserie.com/a-historia-da-mtv-brasil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ra</text:p>
          </table:table-cell>
          <table:table-cell office:value-type="string" calcext:value-type="string">
            <text:p><text:a xlink:href="https://www.terra.com.br/diversao/tv/fala-vj/videos/mtv-mudou-a-forma-de-olhar-e-se-comunicar-com-os-jovens,61e524f0587ceee1060b0e97c3d3f1b7bc1ykxyg.html" xlink:type="simple">https://www.terra.com.br/diversao/tv/fala-vj/videos/mtv-mudou-a-forma-de-olhar-e-se-comunicar-com-os-jovens,61e524f0587ceee1060b0e97c3d3f1b7bc1ykxyg.html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dloja</text:p>
          </table:table-cell>
          <table:table-cell office:value-type="string" calcext:value-type="string">
            <text:p><text:a xlink:href="https://www.nerdloja.com/blogs/nerd-noob/o-que-realmente-causou-o-fim-da-mtv-brasil-17#:~:text=Em%20resumo%2C%20a%20MTV%20Brasil,falência%20da%20emissora%20em%202013" xlink:type="simple">https://www.nerdloja.com/blogs/nerd-noob/o-que-realmente-causou-o-fim-da-mtv-brasil-17#:~:text=Em%20resumo%2C%20a%20MTV%20Brasil,falência%20da%20emissora%20em%202013</text:a>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<text:a xlink:href="https://www.youtube.com/watch?v=FkFc6uK83Cw" xlink:type="simple">https://www.youtube.com/watch?v=FkFc6uK83Cw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ol</text:p>
          </table:table-cell>
          <table:table-cell office:value-type="string" calcext:value-type="string">
            <text:p><text:a xlink:href="https://www.uol.com.br/splash/noticias/2023/07/28/incendio-no-xuxa-park-quase-causou-fim-da-carreira-de-xuxa-com-as-criancas.htm" xlink:type="simple">https://www.uol.com.br/splash/noticias/2023/07/28/incendio-no-xuxa-park-quase-causou-fim-da-carreira-de-xuxa-com-as-criancas.htm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ado de minas</text:p>
          </table:table-cell>
          <table:table-cell/>
          <table:table-cell office:value-type="string" calcext:value-type="string">
            <text:p><text:a xlink:href="https://www.em.com.br/app/noticia/cultura/2023/07/28/interna_cultura,1526393/incendio-no-xuxa-park-quase-causou-fim-da-carreira-de-xuxa-com-as-criancas.shtmlhttps://www.em.com.br/app/noticia/cultura/2023/07/28/interna_cultura,1526393/incendio-no-xuxa-park-quase-causou-fim-da-carreira-de-xuxa-com-as-criancas.shtml" xlink:type="simple">https://www.em.com.br/app/noticia/cultura/2023/07/28/interna_cultura,1526393/incendio-no-xuxa-park-quase-causou-fim-da-carreira-de-xuxa-com-as-criancas.shtmlhttps://www.em.com.br/app/noticia/cultura/2023/07/28/interna_cultura,1526393/incendio-no-xuxa-park-quase-causou-fim-da-carreira-de-xuxa-com-as-criancas.shtml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15:12:04.0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6:27:08.954000000</meta:creation-date>
    <dc:date>2024-09-04T21:01:03.064000000</dc:date>
    <meta:editing-duration>PT5H52M18S</meta:editing-duration>
    <meta:editing-cycles>15</meta:editing-cycles>
    <meta:generator>LibreOffice/24.8.0.3$Windows_X86_64 LibreOffice_project/0bdf1299c94fe897b119f97f3c613e9dca6be583</meta:generator>
    <meta:document-statistic meta:table-count="1" meta:cell-count="33" meta:object-count="0"/>
    <meta:user-defined meta:name="ProgId">Excel.Sheet</meta:user-defined>
  </office:meta>
</office:document-meta>
</file>